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siness Plan: Web Marketists Inc. </text:p>
      <text:p text:style-name="P1">Sergio Arroutbi Braojos </text:p>
      <text:p text:style-name="P1">January 12, 2013 </text:p>
      <text:p text:style-name="P1">Contents </text:p>
      <text:p text:style-name="P1">1 Introduction 2 </text:p>
      <text:p text:style-name="P1">2 Clients segments 2 </text:p>
      <text:p text:style-name="P1">3 Value proposal 3 </text:p>
      <text:p text:style-name="P1">4 Channels 3 </text:p>
      <text:p text:style-name="P1">5 Key resources 3 </text:p>
      <text:p text:style-name="P1">6 Cost structure 4 </text:p>
      <text:p text:style-name="P1">6.1 First year . . . . . . . . . . . . . . . . . . . . . . . . . . . . . 5 </text:p>
      <text:p text:style-name="P1">6.2 Second year onwards . . . . . . . . . . . . . . . . . . . . . . . 5 </text:p>
      <text:p text:style-name="P1">7 Revenues streams 6 </text:p>
      <text:p text:style-name="P1">7.1 Market Research Reports . . . . . . . . . . . . . 6 </text:p>
      <text:p text:style-name="P1">7.2 User preferred searches . . . . . . . . . . . . . . . 6 </text:p>
      <text:p text:style-name="P1">7.3 Advertisement . . . . . . . . . . . . . . . . . . . 6 </text:p>
      <text:p text:style-name="P1">7.4 Training and installation of WebMarketer FLOSS 7 </text:p>
      <text:p text:style-name="P1">7.5 Platinum exclusive contract . . . . . . . . . . . . 7 </text:p>
      <text:p text:style-name="P1">. . . </text:p>
      <text:p text:style-name="P1">. . . </text:p>
      <text:p text:style-name="P1">. . . </text:p>
      <text:p text:style-name="P1">tool </text:p>
      <text:p text:style-name="P1">. . 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. </text:p>
      <text:p text:style-name="P1">8 Customer relationships 7 </text:p>
      <text:p text:style-name="P1">9 Key activities 8 </text:p>
      <text:p text:style-name="P1">10 Key partners 8 </text:p>
      <text:p text:style-name="P1">11 Conclusion 8 </text:p>
      <text:p text:style-name="P1">1 </text:p>
      <text:p text:style-name="P1">1 </text:p>
      <text:p text:style-name="P1"><text:soft-page-break/>Introduction </text:p>
      <text:p text:style-name="P1">Web Marketists Inc. is a company whose main vision is to sell services </text:p>
      <text:p text:style-name="P1">associated to Market Research in on-line sales companies. </text:p>
      <text:p text:style-name="P1">In order to achieve its mission, Web Marketists will be based on Web- </text:p>
      <text:p text:style-name="P1">Marketizer FLOSS project, which is a tool, to be developed, that will </text:p>
      <text:p text:style-name="P1">allow, once correctly configured, connection to on-line sales web pages of a </text:p>
      <text:p text:style-name="P1">certain environment, and automatic extraction of sale data, such as the type </text:p>
      <text:p text:style-name="P1">of product, the trademark of the product, the link to reach the product on </text:p>
      <text:p text:style-name="P1">the original store and of course, the price. </text:p>
      <text:p text:style-name="P1">Web Marketists Inc. will develop as well web pages associated to differ- </text:p>
      <text:p text:style-name="P1">ent products, such as insurances, electronic and informatic devices, bikes, </text:p>
      <text:p text:style-name="P1">cars, motorbikes, etc. As long as the different environments are integrated </text:p>
      <text:p text:style-name="P1">and selling data is collected, a wider bunch of customers will be available </text:p>
      <text:p text:style-name="P1">for the data to be sold. </text:p>
      <text:p text:style-name="P1">The company will sell different services associated to collected data </text:p>
      <text:p text:style-name="P1">to companies interested on it, in order for them to understand the products </text:p>
      <text:p text:style-name="P1">price in other on-line sale companies, the mean price in the market for a </text:p>
      <text:p text:style-name="P1">specific product or type of product, the number of different product of each </text:p>
      <text:p text:style-name="P1">store and, in general, all the on-line market share information that can help </text:p>
      <text:p text:style-name="P1">a particular company to adjust its strategy to the customer requirements. </text:p>
      <text:p text:style-name="P1">Apart from that, Web Marketists Inc. will create a web page for all the </text:p>
      <text:p text:style-name="P1">people to be able to consult, in a costless way, data and price for a product </text:p>
      <text:p text:style-name="P1">on the different on-line sale webs associated to a certain product. Data </text:p>
      <text:p text:style-name="P1">searched by users is also an exploitable source of data, to check </text:p>
      <text:p text:style-name="P1">which are the most preferred consults by users, and sell them as well to the </text:p>
      <text:p text:style-name="P1">potential on-line sales customers. </text:p>
      <text:p text:style-name="P1">2 </text:p>
      <text:p text:style-name="P1">Clients segments </text:p>
      <text:p text:style-name="P1">The clients segments where Web Marketists Inc. product is focused is, basically, on-line sales companies. It will focus first on Spanish on-sale companies, planning to extend its products to English spoken countries, such as </text:p>
      <text:p text:style-name="P1">USA, United Kingdom or Australia. </text:p>
      <text:p text:style-name="P1">2 </text:p>
      <text:p text:style-name="P1">As Web Marketists Inc. develops configuration to enable new data extraction via WebMarketizer FLOSS projects, a bigger set of customers will be </text:p>
      <text:p text:style-name="P1">available for Web Marketists Inc. Web Marketists Inc. will study the </text:p>
      <text:p text:style-name="P1">different markets and will poll the different on-line sales companies of </text:p>
      <text:p text:style-name="P1">each market to adapt the configuration and development of WebMarketizer </text:p>
      <text:p text:style-name="P1">FLOSS projects to the environment that is supposed to be most favorable </text:p>
      <text:p text:style-name="P1">to later sell the market research reports. </text:p>
      <text:p text:style-name="P1">3 </text:p>
      <text:p text:style-name="P1">Value proposal </text:p>
      <text:p text:style-name="P1">The main vision of Web Marketists Inc. is to sell to its customers the </text:p>
      <text:p text:style-name="P1">best market research services, in the shortest time, with the most ex- </text:p>
      <text:p text:style-name="P1">tended information. The knowledge of the WebMarket FLOSS tool, together </text:p>
      <text:p text:style-name="P1">with a deep analysis of the customer requirements, will help on producing </text:p>
      <text:p text:style-name="P1">the most value added market research reports to the customers. </text:p>
      <text:p text:style-name="P1">4 </text:p>
      <text:p text:style-name="P1">Channels </text:p>
      <text:p text:style-name="P1"><text:soft-page-break/>The Channels for Web Marketists Inc. to offer its products to potential cus- </text:p>
      <text:p text:style-name="P1">tomers are very oriented to the potential customers. Web Marketists </text:p>
      <text:p text:style-name="P1">Inc. will identify the potential customers, and will focus on contacting its </text:p>
      <text:p text:style-name="P1">customer and sell its services. For each sales environment, it is a key to iden- </text:p>
      <text:p text:style-name="P1">tify the top ten to twenty on-line selling stores and contact each of them </text:p>
      <text:p text:style-name="P1">and their chief executives in a personally way to demonstrate how helpful </text:p>
      <text:p text:style-name="P1">can be the products sold by Web Marketists Inc. </text:p>
      <text:p text:style-name="P1">The company will also focus on the analysis of the different environments </text:p>
      <text:p text:style-name="P1">it generates the reporting and analysis data, in order to focus on the different on-line sale store environment. If, for example, Web Marketists </text:p>
      <text:p text:style-name="P1">develops and collects data of on-line store selling bycicles in Spain, Web </text:p>
      <text:p text:style-name="P1">Marketists Inc. will participate in Expobike and in Festibike, to make both </text:p>
      <text:p text:style-name="P1">its products and its web pages to be known. </text:p>
      <text:p text:style-name="P1">5 </text:p>
      <text:p text:style-name="P1">Key resources </text:p>
      <text:p text:style-name="P1">Key resources for Web Marketists Inc. are: </text:p>
      <text:p text:style-name="P1">• Employees knowledge. A high knowledge is needed to be able to </text:p>
      <text:p text:style-name="P1">adequate configurations and fix WebMarketizer FLOSS project to the </text:p>
      <text:p text:style-name="P1">3 </text:p>
      <text:p text:style-name="P1">environment being generated, and being able to collect, generate, ana- </text:p>
      <text:p text:style-name="P1">lyze and graphically represent market research data to the customers. </text:p>
      <text:p text:style-name="P1">• Customers requirements. Customer requirements are very impor- </text:p>
      <text:p text:style-name="P1">tant for Market Web Inc. Reports generated are the better as more </text:p>
      <text:p text:style-name="P1">helpful result for the customers and potential customers. </text:p>
      <text:p text:style-name="P1">• WebMarketizer FLOSS project. The WebMarketizer FLOSS projects </text:p>
      <text:p text:style-name="P1">is an automatation tool that, once configure, can download data from </text:p>
      <text:p text:style-name="P1">on-line sale stores and generate different output for this data, from </text:p>
      <text:p text:style-name="P1">files ready to be inserted in a Database to text files, as well as other </text:p>
      <text:p text:style-name="P1">standard data files such as XML or web. </text:p>
      <text:p text:style-name="P1">• Market Research data. The data collected from the different on- </text:p>
      <text:p text:style-name="P1">line stores is a key resource data for Web Marketists Inc., as this data </text:p>
      <text:p text:style-name="P1">will be the base to generate the different reports. </text:p>
      <text:p text:style-name="P1">• Generated web pages. On the one hand, a specific web page around </text:p>
      <text:p text:style-name="P1">a certain environment will be part of the trademark and corporate </text:p>
      <text:p text:style-name="P1">image of Web Marketists Inc. </text:p>
      <text:p text:style-name="P1">On the other hand, all the web pages will help users to consult prices </text:p>
      <text:p text:style-name="P1">and types of products in the different environments, while the web </text:p>
      <text:p text:style-name="P1">pages will also mean a way to show the amount of data the company </text:p>
      <text:p text:style-name="P1">has acquired and manages on a certain environment. </text:p>
      <text:p text:style-name="P1">Apart from that, the web pages will also mean revenue streams, in two </text:p>
      <text:p text:style-name="P1">different ways: </text:p>
      <text:p text:style-name="P1">1. Web page advertisement. As on-sale store companies will also </text:p>
      <text:p text:style-name="P1">be able to advertise on them. </text:p>
      <text:p text:style-name="P1">2. User preferred searches. To provide customers the most frequently searched products by users, and, on this manner, help </text:p>
      <text:p text:style-name="P1">them to investigate user preferences. </text:p>
      <text:p text:style-name="P1">6 </text:p>
      <text:p text:style-name="P1">Cost structure </text:p>
      <text:p text:style-name="P1">The cost structure on Web Marketists Inc. is basically oriented to the em- </text:p>
      <text:p text:style-name="P1"><text:soft-page-break/>ployees working on them, specially on the first year. First year will be used </text:p>
      <text:p text:style-name="P1">to develop the FLOSS WebMarketizer project. The second year onwards, </text:p>
      <text:p text:style-name="P1">complete task force will be hired, and services will start to be sold. </text:p>
      <text:p text:style-name="P1">4 </text:p>
      <text:p text:style-name="P1">6.1 </text:p>
      <text:p text:style-name="P1">First year </text:p>
      <text:p text:style-name="P1">In the first 12 months, one software engineer will be hired in order to develop </text:p>
      <text:p text:style-name="P1">WebMarketizer FLOSS tool. So, in this 12 months, the estimated cost will </text:p>
      <text:p text:style-name="P1">be around 40000 euros (including taxation and social insurance). </text:p>
      <text:p text:style-name="P1">Additional costs will be the ammount to start the company (3000 euros), a </text:p>
      <text:p text:style-name="P1">desktop or laptop and Internet connection for the programmer (2000 euros). </text:p>
      <text:p text:style-name="P1">No office will be needed for this year. To summarize, the costs, altogether, </text:p>
      <text:p text:style-name="P1">will sum up to 45000 euros in the first year. </text:p>
      <text:p text:style-name="P1">6.2 </text:p>
      <text:p text:style-name="P1">Second year onwards </text:p>
      <text:p text:style-name="P1">After the first year, the FLOSS tool must have been developed for the ba- </text:p>
      <text:p text:style-name="P1">sic functionality, and configuration must be generated to provide at least </text:p>
      <text:p text:style-name="P1">the collected data in one environment. A provisional web page will also </text:p>
      <text:p text:style-name="P1">be developed to measure results of the FLOSS tool, as well as to measure </text:p>
      <text:p text:style-name="P1">penetration in the market and customers opinion. </text:p>
      <text:p text:style-name="P1">The second year and onwards, two additional people will be hired for the </text:p>
      <text:p text:style-name="P1">company: </text:p>
      <text:p text:style-name="P1">• A commercial: in order to introduce, advertise, promote and make </text:p>
      <text:p text:style-name="P1">the services known to the potential customers. (30000 euros + 10% of </text:p>
      <text:p text:style-name="P1">the sales) </text:p>
      <text:p text:style-name="P1">• Another programmer: more focused on web programming, in charge </text:p>
      <text:p text:style-name="P1">of development and maintenance of web pages, on the one hand, but </text:p>
      <text:p text:style-name="P1">that also to help on configurations and customization of WebMarke- </text:p>
      <text:p text:style-name="P1">tizer tool to collect the data (40000 euros a year) </text:p>
      <text:p text:style-name="P1">Apart from people hired, other direct costs will be: </text:p>
      <text:p text:style-name="P1">• Business Office (12000 euros a year) </text:p>
      <text:p text:style-name="P1">• Hardware + hosting + mobile phone line + internet connec- </text:p>
      <text:p text:style-name="P1">tion (3000 + 1000 = 5000 in euros a year) </text:p>
      <text:p text:style-name="P1">• Advertisement/marketing campaigns (3000 euros in a year) </text:p>
      <text:p text:style-name="P1">So, from the second year and ahead, the total cost per year will be: </text:p>
      <text:p text:style-name="P1">• Employees: 110000 euros </text:p>
      <text:p text:style-name="P1">• Other costs: 20000 euros </text:p>
      <text:p text:style-name="P1">Total: 130000 euros a year. </text:p>
      <text:p text:style-name="P1">5 </text:p>
      <text:p text:style-name="P1">7 </text:p>
      <text:p text:style-name="P1">Revenues streams </text:p>
      <text:p text:style-name="P1">Different ways of incomes will be available based on the different customer </text:p>
      <text:p text:style-name="P1">requirements. The main revenues streams will be with market research </text:p>
      <text:p text:style-name="P1">reports, but additional incomes will be available to the company due to </text:p>
      <text:p text:style-name="P1">different products and services to be acquired by potential customers. They </text:p>
      <text:p text:style-name="P1">are described in the next sections: </text:p>
      <text:p text:style-name="P1">7.1 </text:p>
      <text:p text:style-name="P1">Market Research Reports </text:p>
      <text:p text:style-name="P1">Main revenues streams will come from generation of Market Research re- </text:p>
      <text:p text:style-name="P1"><text:soft-page-break/>ports for on-line sales companies. The information will be received, by the </text:p>
      <text:p text:style-name="P1">companies, in different manners by different service subscriptions: </text:p>
      <text:p text:style-name="P1">• Reception of a copy once a month of the DataBase with the analyzed </text:p>
      <text:p text:style-name="P1">data. Price: 600 euros a year / 60 euros a month. </text:p>
      <text:p text:style-name="P1">• Reception of a complete report with different market research infor- </text:p>
      <text:p text:style-name="P1">mation. It also includes a copy of the database. Information should </text:p>
      <text:p text:style-name="P1">include, among other: </text:p>
      <text:p text:style-name="P1">– Offer catalogue comparison against competitors and competitors </text:p>
      <text:p text:style-name="P1">means. </text:p>
      <text:p text:style-name="P1">– Offer catalogue comparison, sorted by type of product, against </text:p>
      <text:p text:style-name="P1">competitors and competitors means. </text:p>
      <text:p text:style-name="P1">– Best price and best price by product and type of product among </text:p>
      <text:p text:style-name="P1">all competitors. </text:p>
      <text:p text:style-name="P1">– Mean price and mean price by type of product, against competi- </text:p>
      <text:p text:style-name="P1">tors price and mean price. </text:p>
      <text:p text:style-name="P1">Price: 1200 euros a year / 120 euros a month. </text:p>
      <text:p text:style-name="P1">7.2 </text:p>
      <text:p text:style-name="P1">User preferred searches </text:p>
      <text:p text:style-name="P1">Reception, by a customer, of the top searches made by users in a month. </text:p>
      <text:p text:style-name="P1">Price: 100 euros a month. </text:p>
      <text:p text:style-name="P1">7.3 </text:p>
      <text:p text:style-name="P1">Advertisement </text:p>
      <text:p text:style-name="P1">With different prices, a customer can insert their trademark and/or offers </text:p>
      <text:p text:style-name="P1">in the consult web pages developed by Web Marketists. There will be three </text:p>
      <text:p text:style-name="P1">different plans: </text:p>
      <text:p text:style-name="P1">6 </text:p>
      <text:p text:style-name="P1">• Normal banner. Price: 50 euros a month. </text:p>
      <text:p text:style-name="P1">• Special banner. Placed on a much better place than a normal banner. </text:p>
      <text:p text:style-name="P1">Price: 100 euros a month. </text:p>
      <text:p text:style-name="P1">• Dedicated banner. Placed on the best place of the web page. Price: </text:p>
      <text:p text:style-name="P1">300 euros a month. </text:p>
      <text:p text:style-name="P1">• Special offer. Where companies can insert “the week special offer” on </text:p>
      <text:p text:style-name="P1">their on-line prices. Price: 100 euros a week. </text:p>
      <text:p text:style-name="P1">7.4 </text:p>
      <text:p text:style-name="P1">Training and installation of WebMarketer FLOSS tool </text:p>
      <text:p text:style-name="P1">If a company prefers installation on their informatics facilities of the Web- </text:p>
      <text:p text:style-name="P1">Marketizer FLOSS tool, in order to acquire the data in an automatic way, </text:p>
      <text:p text:style-name="P1">a package including installation and training can be acquired. It includes </text:p>
      <text:p text:style-name="P1">installation of the tool, a one week training to demonstrate the tool functionality, and a first acquisition of data and generation of reports. </text:p>
      <text:p text:style-name="P1">Price: 20000 euros. </text:p>
      <text:p text:style-name="P1">7.5 </text:p>
      <text:p text:style-name="P1">Platinum exclusive contract </text:p>
      <text:p text:style-name="P1">A company of a certain environment, will be able to acquire all the </text:p>
      <text:p text:style-name="P1">services (Database, Market Research Reports, User preferences, WebMarke- </text:p>
      <text:p text:style-name="P1">tizer FLOSS training and installation and exclusive web Advertisement) in a </text:p>
      <text:p text:style-name="P1">exclusive contract. This kind of exclusive contract will only be possible in </text:p>
      <text:p text:style-name="P1">case a certain environment is still not being economically exploited by Web </text:p>
      <text:p text:style-name="P1">Marketists Inc. and no contracts have been signed to any other customer of </text:p>
      <text:p text:style-name="P1"><text:soft-page-break/>that particular environment. </text:p>
      <text:p text:style-name="P1">Price: 200000 euros a year. </text:p>
      <text:p text:style-name="P1">8 </text:p>
      <text:p text:style-name="P1">Customer relationships </text:p>
      <text:p text:style-name="P1">The customer relationships will depend on the services provided to the cus- </text:p>
      <text:p text:style-name="P1">tomers. The main customer relationship will be associated with the </text:p>
      <text:p text:style-name="P1">Platinum exclusive customer (if any). The commercial employee will have </text:p>
      <text:p text:style-name="P1">a weekly meeting to sort out all the requirements that are to be covered in </text:p>
      <text:p text:style-name="P1">the contract. Meanwhile, for the rest of customers of a particular environ- </text:p>
      <text:p text:style-name="P1">ment, no special relationships will be hold, apart from the contractual ones, </text:p>
      <text:p text:style-name="P1">such as sending the monthly market research report, sending report of the </text:p>
      <text:p text:style-name="P1">most searched products on the web or placing the banner on the web page. </text:p>
      <text:p text:style-name="P1">7 </text:p>
      <text:p text:style-name="P1">9 </text:p>
      <text:p text:style-name="P1">Key activities </text:p>
      <text:p text:style-name="P1">Key activities have already been described above, but a summary will be </text:p>
      <text:p text:style-name="P1">exposed below: </text:p>
      <text:p text:style-name="P1">• Development of WebMarketizer FLOSS project. </text:p>
      <text:p text:style-name="P1">• Envirnonment analysis and market study to select more profitable environments. </text:p>
      <text:p text:style-name="P1">• Configuration of WebMarketizer, Data Acquisition and Report Gen- </text:p>
      <text:p text:style-name="P1">eration for a particular environment. </text:p>
      <text:p text:style-name="P1">• Sell force empowering. </text:p>
      <text:p text:style-name="P1">• Task force and knowledge preservation. </text:p>
      <text:p text:style-name="P1">10 </text:p>
      <text:p text:style-name="P1">Key partners </text:p>
      <text:p text:style-name="P1">No special partners are needed on this kind of business, as Web Marketists </text:p>
      <text:p text:style-name="P1">services will be directly sold by the company, and provision of the different </text:p>
      <text:p text:style-name="P1">services will be also held by the company. </text:p>
      <text:p text:style-name="P1">11 </text:p>
      <text:p text:style-name="P1">Conclussion </text:p>
      <text:p text:style-name="P1">E-commerce grew in Spain 20 % in 2012, billing up to 12000 mil- </text:p>
      <text:p text:style-name="P1">lion of euros. It is a very highlightable data, taking into account the </text:p>
      <text:p text:style-name="P1">actual economic situation of the country. Identifying those environments </text:p>
      <text:p text:style-name="P1">where more billing is performed will also help on identifying potential cus- </text:p>
      <text:p text:style-name="P1">tomers willing to pay for services that allow them to investigate further on </text:p>
      <text:p text:style-name="P1">the market share of a certain set of products. </text:p>
      <text:p text:style-name="P1">Web Marketists Inc., via WebMarketer FLOSS tool, will provide the func- </text:p>
      <text:p text:style-name="P1">tionality, the data and the services for on-line sale businesses to </text:p>
      <text:p text:style-name="P1">acquire a better knowledge of their particular markets, as well as </text:p>
      <text:p text:style-name="P1">other additional services such as knowledge of the users preferences when </text:p>
      <text:p text:style-name="P1">searching for a particular product, as well as providing an additional adver- </text:p>
      <text:p text:style-name="P1">tising mechanism on the Internet. </text:p>
      <text:p text:style-name="P1">Web Marketists Inc., the Enterprise to help improving e-commerce compa- </text:p>
      <text:p text:style-name="P1">nies sales force, is willing to be born, to be funded and to keep a dominant </text:p>
      <text:p text:style-name="P1">role on on-line Market Research service providing. Who joins? </text:p>
      <text:p text:style-name="Standard">8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20:41:20</meta:creation-date>
    <dc:date>2013-01-12T20:56:07</dc:date>
    <meta:editing-duration>PT8M7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6" meta:paragraph-count="285" meta:word-count="2347" meta:character-count="13594" meta:non-whitespace-character-count="11247"/>
  </office:meta>
</office:document-meta>
</file>